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paragraph-properties fo:text-align="start" style:justify-single-word="false"/>
      <style:text-properties fo:font-weight="bold" officeooo:rsid="00a6378d" officeooo:paragraph-rsid="00a6378d" style:font-weight-asian="bold" style:font-weight-complex="bold"/>
    </style:style>
    <style:style style:name="P11" style:family="paragraph" style:parent-style-name="Standard">
      <style:paragraph-properties fo:text-align="start" style:justify-single-word="false"/>
      <style:text-properties fo:font-weight="bold" officeooo:rsid="00b64a8b" officeooo:paragraph-rsid="00b64a8b" style:font-weight-asian="bold" style:font-weight-complex="bold"/>
    </style:style>
    <style:style style:name="P12" style:family="paragraph" style:parent-style-name="Standard">
      <style:text-properties officeooo:rsid="001a0c6d" officeooo:paragraph-rsid="001a0c6d"/>
    </style:style>
    <style:style style:name="P13" style:family="paragraph" style:parent-style-name="Standard">
      <style:text-properties officeooo:rsid="001a0c6d" officeooo:paragraph-rsid="001e9eb5"/>
    </style:style>
    <style:style style:name="P14" style:family="paragraph" style:parent-style-name="Standard">
      <style:text-properties officeooo:rsid="001a0c6d" officeooo:paragraph-rsid="00553ad6"/>
    </style:style>
    <style:style style:name="P15" style:family="paragraph" style:parent-style-name="Standard">
      <style:text-properties officeooo:rsid="002b4e33" officeooo:paragraph-rsid="001e9eb5"/>
    </style:style>
    <style:style style:name="P16" style:family="paragraph" style:parent-style-name="Standard">
      <style:text-properties officeooo:rsid="00507937" officeooo:paragraph-rsid="001e9eb5"/>
    </style:style>
    <style:style style:name="P17" style:family="paragraph" style:parent-style-name="Standard">
      <style:text-properties officeooo:paragraph-rsid="001e9eb5"/>
    </style:style>
    <style:style style:name="P18" style:family="paragraph" style:parent-style-name="Standard">
      <style:text-properties officeooo:rsid="002b4009" officeooo:paragraph-rsid="002b4009"/>
    </style:style>
    <style:style style:name="P19" style:family="paragraph" style:parent-style-name="Standard">
      <style:text-properties officeooo:rsid="002d9e86" officeooo:paragraph-rsid="002d9e86"/>
    </style:style>
    <style:style style:name="P20" style:family="paragraph" style:parent-style-name="Standard">
      <style:text-properties officeooo:rsid="00326c50" officeooo:paragraph-rsid="00431d64"/>
    </style:style>
    <style:style style:name="P21" style:family="paragraph" style:parent-style-name="Standard">
      <style:text-properties officeooo:rsid="0033a670" officeooo:paragraph-rsid="0033a670"/>
    </style:style>
    <style:style style:name="P22" style:family="paragraph" style:parent-style-name="Standard">
      <style:text-properties officeooo:rsid="00364238" officeooo:paragraph-rsid="00364238"/>
    </style:style>
    <style:style style:name="P23" style:family="paragraph" style:parent-style-name="Standard">
      <style:text-properties officeooo:rsid="0038fb0c" officeooo:paragraph-rsid="00431d64"/>
    </style:style>
    <style:style style:name="P24" style:family="paragraph" style:parent-style-name="Standard">
      <style:text-properties officeooo:rsid="00431d64" officeooo:paragraph-rsid="00431d64"/>
    </style:style>
    <style:style style:name="P25" style:family="paragraph" style:parent-style-name="Standard">
      <style:text-properties officeooo:rsid="004856d1" officeooo:paragraph-rsid="004856d1"/>
    </style:style>
    <style:style style:name="P26" style:family="paragraph" style:parent-style-name="Standard">
      <style:text-properties officeooo:rsid="00489acf" officeooo:paragraph-rsid="00489acf"/>
    </style:style>
    <style:style style:name="P27" style:family="paragraph" style:parent-style-name="Standard">
      <style:text-properties officeooo:rsid="00489acf" officeooo:paragraph-rsid="0067f991"/>
    </style:style>
    <style:style style:name="P28" style:family="paragraph" style:parent-style-name="Standard">
      <style:text-properties officeooo:rsid="004a4389" officeooo:paragraph-rsid="004a4389"/>
    </style:style>
    <style:style style:name="P29"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30"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31"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2"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3"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4"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5"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6"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7" style:family="paragraph" style:parent-style-name="Standard">
      <style:paragraph-properties fo:text-align="start" style:justify-single-word="false"/>
      <style:text-properties fo:font-weight="normal" officeooo:rsid="00a6378d" officeooo:paragraph-rsid="00a6378d" style:font-weight-asian="normal" style:font-weight-complex="normal"/>
    </style:style>
    <style:style style:name="P38"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39" style:family="paragraph" style:parent-style-name="Standard">
      <style:paragraph-properties fo:text-align="start" style:justify-single-word="false"/>
      <style:text-properties fo:font-weight="normal" officeooo:rsid="00b5e5a9" officeooo:paragraph-rsid="00b5e5a9" style:font-weight-asian="normal" style:font-weight-complex="normal"/>
    </style:style>
    <style:style style:name="P40" style:family="paragraph" style:parent-style-name="Standard">
      <style:paragraph-properties fo:text-align="start" style:justify-single-word="false"/>
      <style:text-properties fo:font-weight="normal" officeooo:rsid="00b64a8b" officeooo:paragraph-rsid="00b64a8b" style:font-weight-asian="normal" style:font-weight-complex="normal"/>
    </style:style>
    <style:style style:name="P41" style:family="paragraph" style:parent-style-name="Standard">
      <style:text-properties officeooo:rsid="0054ba33" officeooo:paragraph-rsid="0054ba33"/>
    </style:style>
    <style:style style:name="P42" style:family="paragraph" style:parent-style-name="Standard">
      <style:text-properties officeooo:rsid="001c673b" officeooo:paragraph-rsid="00553ad6"/>
    </style:style>
    <style:style style:name="P43" style:family="paragraph" style:parent-style-name="Standard">
      <style:text-properties officeooo:rsid="003ae59c" officeooo:paragraph-rsid="00431d64"/>
    </style:style>
    <style:style style:name="P44" style:family="paragraph" style:parent-style-name="Standard">
      <style:text-properties officeooo:rsid="0063a7ec" officeooo:paragraph-rsid="0063a7ec"/>
    </style:style>
    <style:style style:name="P45" style:family="paragraph" style:parent-style-name="Standard">
      <style:text-properties officeooo:rsid="0067b207" officeooo:paragraph-rsid="0067b207"/>
    </style:style>
    <style:style style:name="P46" style:family="paragraph" style:parent-style-name="Standard">
      <style:text-properties officeooo:paragraph-rsid="0063a7ec"/>
    </style:style>
    <style:style style:name="P47"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a7610e" officeooo:paragraph-rsid="00a7610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a919b4" officeooo:paragraph-rsid="00a919b4"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tyle="normal" fo:font-weight="bold" officeooo:rsid="00b5e5a9" officeooo:paragraph-rsid="00b5e5a9"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5" style:family="paragraph" style:parent-style-name="Standard">
      <style:paragraph-properties fo:break-before="page"/>
      <style:text-properties officeooo:rsid="002b4009" officeooo:paragraph-rsid="002b4009"/>
    </style:style>
    <style:style style:name="P56" style:family="paragraph" style:parent-style-name="Standard">
      <style:paragraph-properties fo:break-before="page"/>
      <style:text-properties officeooo:rsid="004856d1" officeooo:paragraph-rsid="004856d1"/>
    </style:style>
    <style:style style:name="P57" style:family="paragraph" style:parent-style-name="Standard">
      <style:paragraph-properties fo:break-before="page"/>
      <style:text-properties fo:font-weight="bold" officeooo:rsid="0054ba33" officeooo:paragraph-rsid="0054ba33" style:font-weight-asian="bold" style:font-weight-complex="bold"/>
    </style:style>
    <style:style style:name="P58" style:family="paragraph" style:parent-style-name="Standard">
      <style:paragraph-properties fo:text-align="start" style:justify-single-word="false" fo:break-before="page"/>
      <style:text-properties fo:font-weight="normal" officeooo:rsid="00553ad6" officeooo:paragraph-rsid="00553ad6"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italic" fo:font-weight="normal" officeooo:rsid="00ba0f45" officeooo:paragraph-rsid="00ba0f45"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bd9c99" officeooo:paragraph-rsid="00bd9c99"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bdfcd7" officeooo:paragraph-rsid="00bdfcd7" style:font-style-asian="italic" style:font-weight-asian="normal" style:font-style-complex="italic" style:font-weight-complex="normal"/>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style:style style:name="T44" style:family="text">
      <style:text-properties officeooo:rsid="00a54bf5"/>
    </style:style>
    <style:style style:name="T45" style:family="text">
      <style:text-properties officeooo:rsid="00aae985"/>
    </style:style>
    <style:style style:name="T46" style:family="text">
      <style:text-properties officeooo:rsid="00ac100b"/>
    </style:style>
    <style:style style:name="T47" style:family="text">
      <style:text-properties officeooo:rsid="00addc74"/>
    </style:style>
    <style:style style:name="T48" style:family="text">
      <style:text-properties officeooo:rsid="00b7a00d"/>
    </style:style>
    <style:style style:name="T49" style:family="text">
      <style:text-properties officeooo:rsid="00bb6437"/>
    </style:style>
    <style:style style:name="T50" style:family="text">
      <style:text-properties officeooo:rsid="00bc4a5f"/>
    </style:style>
    <style:style style:name="T51" style:family="text">
      <style:text-properties officeooo:rsid="00bdfcd7"/>
    </style:style>
    <style:style style:name="T52" style:family="text">
      <style:text-properties officeooo:rsid="00bf1876"/>
    </style:style>
    <style:style style:name="T53" style:family="text">
      <style:text-properties officeooo:rsid="00bf88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8"/>
      <text:p text:style-name="P3"/>
      <text:p text:style-name="P3"/>
      <text:p text:style-name="P55">Problème / Motivation : </text:p>
      <text:p text:style-name="P18"/>
      <text:p text:style-name="P19">Actuellement, la communication entre l’équipe de développement et l’équipe support se fait via un document listant les fichiers qui ont été modifiés durant la semaine.</text:p>
      <text:p text:style-name="P19">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9"/>
      <text:p text:style-name="P12"/>
      <text:p text:style-name="P12"/>
      <text:p text:style-name="P12">Objectif<text:span text:style-name="T5">s</text:span> du projet :</text:p>
      <text:p text:style-name="P12"/>
      <text:p text:style-name="P12">- Modéliser l’architecture de l’ensemble des applications et services de l’entreprise afin de permettre une compréhension rapide de l’organisation du code.</text:p>
      <text:p text:style-name="P12">- <text:span text:style-name="T2">Permettre à l’équipe support de savoir précisément, au moment du freeze, quelles features doivent être testées, dans le but de gagner en temps et en productivité.</text:span></text:p>
      <text:p text:style-name="P12">- <text:span text:style-name="T3">Pouvoir identifier en temps réel l’impact d’une modification d’un fichier ou d’une base de données sur l’ensemble d’une application.</text:span></text:p>
      <text:p text:style-name="P14">- <text:span text:style-name="T4">Automatiser la modélisation de l’architecture afin d’assurer l’utilité et la ré-utilisabilité du projet</text:span></text:p>
      <text:p text:style-name="P42">sur le long terme.</text:p>
      <text:p text:style-name="P12"/>
      <text:p text:style-name="P12"/>
      <text:p text:style-name="P17"/>
      <text:p text:style-name="P15">Difficulté : </text:p>
      <text:p text:style-name="P15"/>
      <text:p text:style-name="P15">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6"><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6"/>
      <text:p text:style-name="P16"/>
      <text:p text:style-name="P13"/>
      <text:p text:style-name="P21">Limites <text:span text:style-name="T33">provisoires</text:span><text:span text:style-name="T17"> </text:span>du projet :</text:p>
      <text:p text:style-name="P21"/>
      <text:p text:style-name="P22">- Dans un premier temps, seules les applications seront concernées (services web omis).</text:p>
      <text:p text:style-name="P22">-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2">- <text:span text:style-name="T21">Les fichiers de la base de données, stockés sur le serveur, ne feront donc pas non plus partie de la modélisation.</text:span></text:p>
      <text:p text:style-name="P22">- <text:span text:style-name="T19">Ces trois points précédents pourront être le sujet d’un second projet dans la continuité de celui-ci.</text:span></text:p>
      <text:p text:style-name="P22">- <text:span text:style-name="T13">Étant donné que le but premier est de faciliter le test des features, seule la partie back-end des applications sera incluse dans la modélisation, le style n’ayant aucun impact sur les features.</text:span></text:p>
      <text:p text:style-name="P22"/>
      <text:p text:style-name="P20"/>
      <text:p text:style-name="P20"/>
      <text:p text:style-name="P24">Contraintes pour la modélisation : </text:p>
      <text:p text:style-name="P24"/>
      <text:p text:style-name="P23"><text:span text:style-name="T16">I</text:span>l faut <text:span text:style-name="T15">pouvoir distinguer pleinement la structure des applications :</text:span></text:p>
      <text:p text:style-name="P43">- Le code PHP</text:p>
      <text:p text:style-name="P43">- L’architecture des dossiers</text:p>
      <text:p text:style-name="P43"><text:soft-page-break/>- Les fichiers écrits à la main des fichiers du Framework</text:p>
      <text:p text:style-name="P23"/>
      <text:p text:style-name="P23"/>
      <text:p text:style-name="P23"/>
      <text:p text:style-name="P26"/>
      <text:p text:style-name="P26">Qu’est ce que la modélisation doit indiquer sur un fichier ?</text:p>
      <text:p text:style-name="P26"/>
      <text:p text:style-name="P26">- <text:span text:style-name="T27">Son nom</text:span></text:p>
      <text:p text:style-name="P26">- <text:span text:style-name="T32">(</text:span>Son extension ?<text:span text:style-name="T32">)</text:span></text:p>
      <text:p text:style-name="P26">- (<text:span text:style-name="T20">S</text:span>on poids ?)</text:p>
      <text:p text:style-name="P26">- Sa dernière date de modification (important)</text:p>
      <text:p text:style-name="P26">- <text:span text:style-name="T18">Son adresse depuis racine du repo</text:span></text:p>
      <text:p text:style-name="P25"/>
      <text:p text:style-name="P25"/>
      <text:p text:style-name="P27">Qu’est ce que la modélisation doit indiquer sur un<text:span text:style-name="T28">e feature ?</text:span></text:p>
      <text:p text:style-name="P25"/>
      <text:p text:style-name="P25">- <text:span text:style-name="T27">Son nom</text:span></text:p>
      <text:p text:style-name="P56">Moyens à disposition :</text:p>
      <text:p text:style-name="P25"/>
      <text:p text:style-name="P25">Modélisation : Base de données orientée Graph. La base Neo4j est conviviale et relativement facile à prendre en main. Elle peut être requêtée depuis un script PHP, <text:span text:style-name="T23">en utilisant l’API REST de Neo4j</text:span>.</text:p>
      <text:p text:style-name="P25"/>
      <text:p text:style-name="P28">Code des applications : Git/Github </text:p>
      <text:p text:style-name="P28"/>
      <text:p text:style-name="P46"><text:span text:style-name="T34">Méthodologie : Analyse du sujet, division des tâches en cartes avec pour chacune un temps prédéfini, tests </text:span>Gherkin, ...</text:p>
      <text:p text:style-name="P46"/>
      <text:p text:style-name="P44"/>
      <text:p text:style-name="P45">Recherche de solutions sur le marché (Softagram?)</text:p>
      <text:p text:style-name="P28"/>
      <text:p text:style-name="P28"/>
      <text:p text:style-name="P28"/>
      <text:p text:style-name="P28"/>
      <text:p text:style-name="P41">Prérequis : </text:p>
      <text:p text:style-name="P41"/>
      <text:p text:style-name="P41">- Apprendre le fonctionnement de la base de donnée Neo4j <text:span text:style-name="T36">(OK)</text:span></text:p>
      <text:p text:style-name="P41">- Maîtriser le langage Cypher <text:span text:style-name="T35">(OK)</text:span></text:p>
      <text:p text:style-name="P41">- Apprendre à requêter la base Neo4j <text:span text:style-name="T29">depuis un programme PHP</text:span>. <text:span text:style-name="T26">(OK)</text:span></text:p>
      <text:p text:style-name="P41">- <text:span text:style-name="T30">Apprendre à gérer les fichiers depuis un programme PHP (OK)</text:span></text:p>
      <text:p text:style-name="P41">- <text:span text:style-name="T24">S’informer sur le fonctionnement de l’entreprise et comprendre les méthodes utilisées par les développeurs de Redspher, comment est organisé le code, quelle(s) partie(s) passent par un framework, etc.</text:span></text:p>
      <text:p text:style-name="P41">- <text:span text:style-name="T25">Comprendre comment le code est stocké sur Git, quelle branche est récupérée par l’équipe support et doit donc être utilisée pour la modélisation.</text:span></text:p>
      <text:p text:style-name="P41"/>
      <text:p text:style-name="P57"/>
      <text:p text:style-name="P6"/>
      <text:p text:style-name="P7">RÉALISATION</text:p>
      <text:p text:style-name="P6"/>
      <text:p text:style-name="P6"/>
      <text:p text:style-name="P8"><text:span text:style-name="T38">ÉTAPE</text:span> 1 :</text:p>
      <text:p text:style-name="P29">- Dans un premier temps, <text:span text:style-name="T20">omettons la partie qui vise à cerner les features.</text:span></text:p>
      <text:p text:style-name="P30">Un bon début serait un programme PHP qui, à partir d’un repo, serait capable de créer un graph neo4j modélisant l’intégralité des relations entre les fichiers <text:span text:style-name="T39">php </text:span>de ce repo.</text:p>
      <text:p text:style-name="P34"/>
      <text:p text:style-name="P47">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8">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5"><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6"><text:span text:style-name="T42">L</text:span><text:span text:style-name="T41">es dernières modifications ont été terminées à la fin de la journée du 13 novembre.</text:span></text:p>
      <text:p text:style-name="P30"/>
      <text:p text:style-name="P30"/>
      <text:p text:style-name="P30"/>
      <text:p text:style-name="P30"/>
      <text:p text:style-name="P9">ÉTAPE 2 : </text:p>
      <text:p text:style-name="P30">-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30"/>
      <text:p text:style-name="P49">Cette seconde étape a été bien plus rapide que prévue : Je l’ai développée entièrement dans la matinée du 14 novembre. </text:p>
      <text:p text:style-name="P49"/>
      <text:p text:style-name="P49"/>
      <text:p text:style-name="P31"/>
      <text:p text:style-name="P10">ÉTAPE 3 :</text:p>
      <text:p text:style-name="P37">- Un gros problème a malheureusement été posé par l’étape 1, dont je me suis rendu compte en phase de test : Si des variables ou constantes utilisés dans les arguments de statements include sont définies dans un autre fichier, alors la récupération de leur valeur devient impossible.</text:p>
      <text:p text:style-name="P37">Il va donc falloir revisiter la structure de la classe Node.php. L’idée est de parcourir une fois en entier le fichier, et de stocker tout ce qu’on y trouve dans l’objet : les variables globales, les include<text:span text:style-name="T46">s</text:span>, les require<text:span text:style-name="T47">s</text:span>, les use<text:span text:style-name="T47">s</text:span>, les namespaces, etc. Ainsi, si des paramètres sont manquants, on pourra parcourir les objets Node à la manière d’une structure en arbre : on va dans les include<text:span text:style-name="T46">s</text:span> du premier objet, puis dans les include<text:span text:style-name="T46">s</text:span> de ce second objet, etc.</text:p>
      <text:p text:style-name="P37"/>
      <text:p text:style-name="P50">La structure a été revisitée dans la journée du 15 novembre.</text:p>
      <text:p text:style-name="P51">Cette nouvelle structure a permis de gagner en temps d’exécution, en supprimant des parcours de fichiers inutiles, et a permis d’alléger énormément le code en rendant le programme principal plus lisible, et en supprimant totalement la classe Dependency, devenue obs<text:span text:style-name="T45">o</text:span>lète.</text:p>
      <text:p text:style-name="P31"/>
      <text:p text:style-name="P30"/>
      <text:p text:style-name="P52"><text:soft-page-break/>ÉTAPE <text:span text:style-name="T44">4</text:span> :</text:p>
      <text:p text:style-name="P54">Ensuite, il va falloir prendre en compte que, les dépendances entre fichiers ne se font pas que via les statements include et require. PHP propose aussi l’utilisation des namespaces, j’en utilisais d’ailleurs sans le savoir en utilisant l’API de neo4j.</text:p>
      <text:p text:style-name="P59">Il va donc falloir apprendre le fonctionnement de <text:span text:style-name="T43">c</text:span>es inclusions par namespace, et ajouter ces relations à la modélisation.</text:p>
      <text:p text:style-name="P59"/>
      <text:p text:style-name="P60">Au matin du 23 Novembre, ces formes d’inclusions de fichiers sont pleinement prises en compte dans la modélisation. Les namespaces sont des nœuds, <text:span text:style-name="T50">des relations declare fichier → namespace sont créées</text:span>, et les uses sont des relations <text:span text:style-name="T50">is_used_by namespace → fichier</text:span> qui stockent comme argument les classes utilisées par le fichier. <text:span text:style-name="T49">Lors de la rencontre de use pointant sur un namespace inexistant, ce namespace est créé dans la base, afin de pouvoir malgré tout modéliser la relation. On pourra par la suite déceler les namespace orphelins en regardant ceux qui n’ont aucune relation « declare » pointant sur eux.</text:span></text:p>
      <text:p text:style-name="P60"/>
      <text:p text:style-name="P61">Cette étape ne m’a pas mis toute la semaine, mais elle a été entrecoupée de nombreux problèmes et bugs à corriger. En effet, durant cette semaine, j’ai commencé à effectuer des tests avec le repository « Pricer », le plus gros et désordonné de l’entreprise. En <text:span text:style-name="T51">analysant</text:span> leur code, j’ai pu découvrir de nombreux cas de figures (isolés ou non) à prendre en compte dans mes fonctions d’analyse <text:span text:style-name="T51">statique.</text:span></text:p>
      <text:p text:style-name="P61"/>
      <text:p text:style-name="P62">Durant cette semaine, j’ai également créé de nombreuses classes d’exceptions et ajouté de nombreux blocks try-catch, afin d’isoler au maximum les erreurs, et d’assurer que la plus grosse partie possible du repository soit inclus dans la modélisation lors de l’<text:span text:style-name="T53">e</text:span>x<text:span text:style-name="T53">é</text:span>cution du programm<text:span text:style-name="T52">e.</text:span></text:p>
      <text:p text:style-name="P54"/>
      <text:p text:style-name="P54"/>
      <text:p text:style-name="P54"/>
      <text:p text:style-name="P54"/>
      <text:p text:style-name="P53">ETAPE 5 : </text:p>
      <text:p text:style-name="P39">Ajouter des constraints (contraintes de structure) au graph afin de sécuriser les entrées, et ajouter des index afin de le parcourir plus rapidement.</text:p>
      <text:p text:style-name="P39">Cette étape, en plus d’améliorer probablement les performances du programme, me permettront de me plonger d’avantage dans le fonctionnement de Neo4j et plus généralement des bases de données orientées graph, et me permettront de déterminer et de comprendre précisément la structure d’une application PHP.</text:p>
      <text:p text:style-name="P39"/>
      <text:p text:style-name="P39"/>
      <text:p text:style-name="P39"/>
      <text:p text:style-name="P39"/>
      <text:p text:style-name="P11">ETAPE 6 : </text:p>
      <text:p text:style-name="P40">Cette étape, une des dernières, et surtout celle qui donnera son utilité au programme, sera de préparer des requêtes qui permettront d’extraire des éléments important<text:span text:style-name="T48">s</text:span> du graph.</text:p>
      <text:p text:style-name="P39"/>
      <text:p text:style-name="P39"/>
      <text:p text:style-name="P39"/>
      <text:p text:style-name="P39"/>
      <text:p text:style-name="P30"/>
      <text:p text:style-name="P30">→<text:span text:style-name="T31"> Les processus de réalisation de ces étapes sont détaillés dans le fichier TODO du repo.</text:span></text:p>
      <text:p text:style-name="P30"/>
      <text:p text:style-name="P30"/>
      <text:p text:style-name="P30"/>
      <text:p text:style-name="P30"/>
      <text:p text:style-name="P30"><text:soft-page-break/></text:p>
      <text:p text:style-name="P30"/>
      <text:p text:style-name="P30"/>
      <text:p text:style-name="P58"/>
      <text:p text:style-name="P32">’’’’’’</text:p>
      <text:p text:style-name="P38">Ces <text:s/>deux étapes ne couvrent pas l’intégralité du sujet du projet. Elle permettront simplement d’avoir déjà une première modélisation très correcte, et de m’aider à comprendre progressivement la manière dont les programmes sont structurés.</text:p>
      <text:p text:style-name="P33">Évoluer depuis cette première version sera plus facile, et le sujet semblera bien moins vague.</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23T14:06:41.458119284</dc:date>
    <meta:editing-duration>PT16H19M51S</meta:editing-duration>
    <meta:editing-cycles>146</meta:editing-cycles>
    <meta:document-statistic meta:table-count="0" meta:image-count="0" meta:object-count="0" meta:page-count="8" meta:paragraph-count="84" meta:word-count="1603" meta:character-count="9911" meta:non-whitespace-character-count="8381"/>
  </office:meta>
</office:document-meta>
</file>